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SocketClient.execute( WebSocketHandler webSocketHandler , @ Nullable WebSocketHttpHeaders headers , URI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WebSocketClient.doHandshakeInternal( WebSocketHandler webSocketHandler , HttpHeaders headers , URI uri , List &lt; String &gt; subProtocols , List &lt; WebSocketExtension &gt; extensions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Client.assertUri(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SocketClient.execute( WebSocketHandler webSocketHandler , String uri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